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0f7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Ricerca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Personale amministrativo</text:text-input></text:p>
          </table:table-cell>
          <table:table-cell table:style-name="Tabella1.B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Personale amministrativo dell'asilo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RicercaIscrittiDaAmministratoreForm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Il form compilato dall'amministratore per effettuare una ricerca avanzata degli iscrit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Iscritto</text:text-input></text:p>
          </table:table-cell>
          <table:table-cell table:style-name="Tabella1.B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4" office:value-type="string">
            <text:p text:style-name="Table_20_Contents"><text:text-input text:description="">Bambini iscritti all'asil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RicercaButton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Pulsante che permette di effettuare ricerche in genere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Personale asilo</text:text-input></text:p>
          </table:table-cell>
          <table:table-cell table:style-name="Tabella1.B6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6" office:value-type="string">
            <text:p text:style-name="Table_20_Contents"><text:text-input text:description="">Personale dell'asil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RicercaPersonaleDaPersonaleAsiloForm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Form contenente i dati visibili dal persona asilo per effettuare una ricerca sul personale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RicercaPersonaleDaPersonaleAsiloControl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8" office:value-type="string">
            <text:p text:style-name="Table_20_Contents"><text:text-input text:description=""/><text:span text:style-name="T1">Control relativo a RicercaPersonaleDaPersonaleAsilo</text:span></text:p>
          </table:table-cell>
        </table:table-row>
        <table:table-row>
          <table:table-cell table:style-name="Tabella1.A9" office:value-type="string">
            <text:p text:style-name="Table_20_Contents"><text:text-input text:description="">OrdinaCampo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/campo sul quale è possibile cliccare per ordinare una ricerca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RicercaGeneralizzata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tenente i campi in comune di tutte le ricerche (nome, cognome.. )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PersonaleFormazione</text:text-input></text:p>
          </table:table-cell>
          <table:table-cell table:style-name="Tabella1.B11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1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icercaIscrittiDaFormazioneForm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2" office:value-type="string">
            <text:p text:style-name="Table_20_Contents"><text:text-input text:description="">Form per la ricerca degli iscritti da parte del personale di formazione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Genitore</text:text-input></text:p>
          </table:table-cell>
          <table:table-cell table:style-name="Tabella1.B13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3" office:value-type="string">
            <text:p text:style-name="Table_20_Contents"><text:text-input text:description="">Genitore dei bambini iscritti all'asilo</text:text-input></text:p>
          </table:table-cell>
        </table:table-row>
        <table:table-row>
          <table:table-cell table:style-name="Tabella1.A14" office:value-type="string">
            <text:p text:style-name="Table_20_Contents"><text:text-input text:description="">RicercaPersonaleDaGenitoreForm</text:text-input></text:p>
          </table:table-cell>
          <table:table-cell table:style-name="Tabella1.B1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4" office:value-type="string">
            <text:p text:style-name="Table_20_Contents"><text:text-input text:description="">Form contenente i campi per effettuare una ricerca sul personale da parte dei genitori</text:text-input></text:p>
          </table:table-cell>
        </table:table-row>
        <table:table-row>
          <table:table-cell table:style-name="Tabella1.A15" office:value-type="string">
            <text:p text:style-name="Table_20_Contents"><text:text-input text:description="">VisualizzaSchedaUtenteButton</text:text-input></text:p>
          </table:table-cell>
          <table:table-cell table:style-name="Tabella1.B1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5" office:value-type="string">
            <text:p text:style-name="Table_20_Contents"><text:text-input text:description="">Pulsante che permette di accedere alla scheda di un utente</text:text-input></text:p>
          </table:table-cell>
        </table:table-row>
        <table:table-row>
          <table:table-cell table:style-name="Tabella1.A16" office:value-type="string">
            <text:p text:style-name="Table_20_Contents"><text:text-input text:description="">RicercaDatiControl</text:text-input></text:p>
          </table:table-cell>
          <table:table-cell table:style-name="Tabella1.B16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6" office:value-type="string">
            <text:p text:style-name="Table_20_Contents"><text:text-input text:description="">Control relativo alla ricerca dati complessiva</text:text-input></text:p>
          </table:table-cell>
        </table:table-row>
        <table:table-row>
          <table:table-cell table:style-name="Tabella1.A17" office:value-type="string">
            <text:p text:style-name="Table_20_Contents"><text:text-input text:description="">Utente del sistema</text:text-input></text:p>
          </table:table-cell>
          <table:table-cell table:style-name="Tabella1.B17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7" office:value-type="string">
            <text:p text:style-name="Table_20_Contents"><text:text-input text:description="">Utente generico del sistema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19:43.14</meta:creation-date>
    <meta:editing-duration>PT10M35S</meta:editing-duration>
    <meta:editing-cycles>7</meta:editing-cycles>
    <meta:generator>LibreOffice/3.6$MacOSX_x86 LibreOffice_project/da8c1e6-fd468f4-454e206-f42a4a9-143cfd</meta:generator>
    <dc:date>2012-10-29T09:50:00</dc:date>
    <meta:document-statistic meta:table-count="1" meta:image-count="0" meta:object-count="0" meta:page-count="1" meta:paragraph-count="52" meta:word-count="163" meta:character-count="1391" meta:non-whitespace-character-count="127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